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3" style:family="table">
      <style:table-properties style:width="6.925in" table:align="margins" style:writing-mode="lr-tb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C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erif" fo:font-size="18pt" fo:font-weight="bold" officeooo:paragraph-rsid="00030018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erif" fo:font-size="18pt" fo:font-weight="normal" officeooo:paragraph-rsid="00030018" style:font-size-asian="18pt" style:font-weight-asian="normal" style:font-size-complex="18pt" style:font-weight-complex="normal"/>
    </style:style>
    <style:style style:name="P3" style:family="paragraph" style:parent-style-name="Standard" style:list-style-name="WWNum7">
      <style:text-properties style:font-name="Liberation Serif" fo:font-size="18pt" fo:font-weight="bold" officeooo:paragraph-rsid="00030018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Liberation Serif" fo:font-size="18pt" fo:font-weight="bold" officeooo:rsid="0027ff28" officeooo:paragraph-rsid="00030018" style:font-size-asian="18pt" style:font-weight-asian="bold" style:font-size-complex="18pt" style:font-weight-complex="bold"/>
    </style:style>
    <style:style style:name="P5" style:family="paragraph" style:parent-style-name="Table_20_Contents">
      <style:text-properties style:font-name="Liberation Serif" fo:font-size="18pt" fo:font-weight="bold" officeooo:rsid="00286d61" officeooo:paragraph-rsid="00030018" style:font-size-asian="18pt" style:font-weight-asian="bold" style:font-size-complex="18pt" style:font-weight-complex="bold"/>
    </style:style>
    <style:style style:name="P6" style:family="paragraph" style:parent-style-name="Table_20_Contents">
      <style:text-properties style:font-name="Liberation Serif" fo:font-size="18pt" officeooo:rsid="00286d61" officeooo:paragraph-rsid="00030018" style:font-size-asian="18pt" style:font-size-complex="18pt"/>
    </style:style>
    <style:style style:name="P7" style:family="paragraph" style:parent-style-name="Standard">
      <style:text-properties style:font-name="Liberation Serif" fo:font-size="18pt" fo:font-weight="normal" officeooo:rsid="0027ff28" officeooo:paragraph-rsid="00030018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font-name="Liberation Serif" fo:font-size="18pt" fo:font-weight="bold" officeooo:rsid="00286d61" officeooo:paragraph-rsid="0003c80a" style:font-size-asian="18pt" style:font-weight-asian="bold" style:font-size-complex="18pt" style:font-weight-complex="bold"/>
    </style:style>
    <style:style style:name="P9" style:family="paragraph" style:parent-style-name="Standard" style:list-style-name="L1">
      <style:text-properties style:font-name="Liberation Serif" fo:font-size="18pt" fo:font-weight="normal" officeooo:rsid="00286d61" officeooo:paragraph-rsid="0003c80a" style:font-size-asian="18pt" style:font-weight-asian="normal" style:font-size-complex="18pt" style:font-weight-complex="normal"/>
    </style:style>
    <style:style style:name="P10" style:family="paragraph" style:parent-style-name="Standard">
      <style:text-properties style:font-name="Liberation Serif" fo:font-size="18pt" fo:font-weight="normal" officeooo:rsid="00286d61" officeooo:paragraph-rsid="0003c80a" style:font-size-asian="18pt" style:font-weight-asian="normal" style:font-size-complex="18pt" style:font-weight-complex="normal"/>
    </style:style>
    <style:style style:name="P11" style:family="paragraph" style:parent-style-name="Standard" style:list-style-name="L2">
      <style:text-properties style:font-name="Liberation Serif" fo:font-size="18pt" fo:font-weight="normal" officeooo:rsid="00286d61" officeooo:paragraph-rsid="0003c80a" style:font-size-asian="18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. System Architecture Summary</text:p>
      <text:p text:style-name="P1"/>
      <text:p text:style-name="P2">Interns must summarise the recommended architecture:</text:p>
      <text:p text:style-name="P2"/>
      <text:list text:style-name="WWNum7">
        <text:list-item>
          <text:p text:style-name="P3">Frontend (React / Angular / Vue)</text:p>
        </text:list-item>
        <text:list-item>
          <text:p text:style-name="P3">Backend (Node.js / Django / Spring Boot)</text:p>
        </text:list-item>
        <text:list-item>
          <text:p text:style-name="P3">Database (PostgreSQL / MySQL / MongoDB)</text:p>
        </text:list-item>
      </text:list>
      <text:p text:style-name="P1"/>
      <text:p text:style-name="P2">Must include a 1-page explanation of how these components work together.</text:p>
      <text:p text:style-name="P4">=&gt;</text:p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5">Layer</text:p>
          </table:table-cell>
          <table:table-cell table:style-name="Table13.A1" office:value-type="string">
            <text:p text:style-name="P5">Technology</text:p>
          </table:table-cell>
          <table:table-cell table:style-name="Table13.C1" office:value-type="string">
            <text:p text:style-name="P5">Purpose</text:p>
          </table:table-cell>
        </table:table-row>
        <table:table-row>
          <table:table-cell table:style-name="Table13.A2" office:value-type="string">
            <text:p text:style-name="P6">Frontend</text:p>
          </table:table-cell>
          <table:table-cell table:style-name="Table13.A2" office:value-type="string">
            <text:p text:style-name="P6">React / Angular / Vue</text:p>
          </table:table-cell>
          <table:table-cell table:style-name="Table13.C2" office:value-type="string">
            <text:p text:style-name="P6">User Interface</text:p>
          </table:table-cell>
        </table:table-row>
        <table:table-row>
          <table:table-cell table:style-name="Table13.A2" office:value-type="string">
            <text:p text:style-name="P6">Backend</text:p>
          </table:table-cell>
          <table:table-cell table:style-name="Table13.A2" office:value-type="string">
            <text:p text:style-name="P6">Node.js / Django / Spring Boot</text:p>
          </table:table-cell>
          <table:table-cell table:style-name="Table13.C2" office:value-type="string">
            <text:p text:style-name="P6">Business Logic + APIs</text:p>
          </table:table-cell>
        </table:table-row>
        <table:table-row>
          <table:table-cell table:style-name="Table13.A2" office:value-type="string">
            <text:p text:style-name="P6">Database</text:p>
          </table:table-cell>
          <table:table-cell table:style-name="Table13.A2" office:value-type="string">
            <text:p text:style-name="P6">MySql / PostgreSQL / MongoDB</text:p>
          </table:table-cell>
          <table:table-cell table:style-name="Table13.C2" office:value-type="string">
            <text:p text:style-name="P6">Store school data</text:p>
          </table:table-cell>
        </table:table-row>
      </table:table>
      <text:p text:style-name="P7"/>
      <text:p text:style-name="P8">How it Works</text:p>
      <text:p text:style-name="P8">=&gt;<text:span text:style-name="T1">User interacts through the frontend</text:span></text:p>
      <text:list text:style-name="L1">
        <text:list-item>
          <text:p text:style-name="P9">Frontend sends requests to backend APIs (login, attendance, fees…..)</text:p>
        </text:list-item>
        <text:list-item>
          <text:p text:style-name="P9">Backend retrieves or save data in the database</text:p>
        </text:list-item>
        <text:list-item>
          <text:p text:style-name="P9">Response returned and displayed to user</text:p>
        </text:list-item>
      </text:list>
      <text:p text:style-name="P10"/>
      <text:p text:style-name="P8">Benefits</text:p>
      <text:p text:style-name="P8">=&gt;<text:span text:style-name="T1">Modern &amp; scalable architecture</text:span></text:p>
      <text:list text:style-name="L2">
        <text:list-item>
          <text:p text:style-name="P11">Secure data access</text:p>
        </text:list-item>
        <text:list-item>
          <text:p text:style-name="P11">Easy future updates Cloud-Deployable solu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9" style:display-name="ListLabel 19" style:family="text">
      <style:text-properties style:font-name="Aptos" fo:font-family="Aptos" style:font-family-generic="roman" style:font-pitch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>
      <style:text-properties style:font-name="Aptos" fo:font-family="Aptos" style:font-family-generic="roman" style:font-pitch="variable"/>
    </style:style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>
      <style:text-properties style:font-name="Aptos" fo:font-family="Aptos" style:font-family-generic="roman" style:font-pitch="variable"/>
    </style:style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7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23:48:23.460604900</meta:creation-date>
    <dc:date>2025-12-07T23:54:23.653800900</dc:date>
    <meta:editing-duration>PT6M</meta:editing-duration>
    <meta:editing-cycles>2</meta:editing-cycles>
    <meta:generator>LibreOffice/25.8.3.2$Windows_x86 LibreOffice_project/8ca8d55c161d602844f5428fa4b58097424e324e</meta:generator>
    <meta:document-statistic meta:table-count="1" meta:image-count="0" meta:object-count="0" meta:page-count="1" meta:paragraph-count="28" meta:word-count="124" meta:character-count="756" meta:non-whitespace-character-count="668"/>
  </office:meta>
</office:document-meta>
</file>